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1.93cm" fo:min-width="11.184cm"/>
    </style:style>
    <style:style style:name="gr6"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CodeBox">
      <style:graphic-properties fo:min-height="14.376cm" fo:min-width="16.775cm"/>
    </style:style>
    <style:style style:name="gr9" style:family="graphic" style:parent-style-name="CodeBox">
      <style:graphic-properties fo:min-height="0.93cm" fo:min-width="4.184cm"/>
    </style:style>
    <style:style style:name="gr10" style:family="graphic" style:parent-style-name="CodeBox">
      <style:graphic-properties fo:min-height="1.779cm" fo:min-width="5.084cm"/>
    </style:style>
    <style:style style:name="gr11" style:family="graphic" style:parent-style-name="CodeBox">
      <style:graphic-properties fo:min-height="0.75cm" fo:min-width="5.084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16" style:family="graphic" style:parent-style-name="CodeBox">
      <style:graphic-properties fo:min-height="0.848cm" fo:min-width="5.084cm"/>
    </style:style>
    <style:style style:name="gr17" style:family="graphic" style:parent-style-name="CodeBox">
      <style:graphic-properties fo:min-height="0.605cm" fo:min-width="6.609cm"/>
    </style:style>
    <style:style style:name="gr18" style:family="graphic" style:parent-style-name="CodeBox">
      <style:graphic-properties fo:min-height="0.905cm" fo:min-width="5.109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text-align="center"/>
      <style:text-properties fo:font-size="24pt" style:font-size-asian="18pt" style:font-size-complex="18pt"/>
    </style:style>
    <style:style style:name="P10" style:family="paragraph">
      <style:text-properties fo:color="#ffffff" fo:font-size="24pt" style:font-size-asian="24pt" style:font-size-complex="24pt"/>
    </style:style>
    <style:style style:name="P11" style:family="paragraph">
      <style:paragraph-properties fo:text-align="center"/>
      <style:text-properties fo:font-size="24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Come in pairs [begin, end) </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Exampl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5"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6"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7" draw:text-style-name="P7"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8"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6"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7" draw:text-style-name="P7"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iostream&gt;</text:p>
          </draw:text-box>
        </draw:frame>
        <draw:frame presentation:style-name="pr2" draw:layer="layout" svg:width="25.199cm" svg:height="17cm" svg:x="1.4cm" svg:y="3cm" presentation:class="outline" presentation:placeholder="true" presentation:user-transformed="true">
          <draw:text-box/>
        </draw:frame>
        <draw:custom-shape draw:style-name="gr9" draw:text-style-name="P2" draw:layer="layout" svg:width="4.684cm" svg:height="1.18cm" svg:x="11.316cm" svg:y="2.1cm">
          <text:p><text:span text:style-name="T1">ios_base</text:span></text:p>
          <draw:enhanced-geometry svg:viewBox="0 0 21600 21600" draw:type="rectangle" draw:enhanced-path="M 0 0 L 21600 0 21600 21600 0 21600 0 0 Z N"/>
        </draw:custom-shape>
        <draw:custom-shape draw:style-name="gr9" draw:text-style-name="P9" draw:layer="layout" svg:width="4.684cm" svg:height="1.18cm" svg:x="11.316cm" svg:y="5.9cm">
          <text:p text:style-name="P8"><text:span text:style-name="T1">ios</text:span></text:p>
          <draw:enhanced-geometry svg:viewBox="0 0 21600 21600" draw:type="rectangle" draw:enhanced-path="M 0 0 L 21600 0 21600 21600 0 21600 0 0 Z N"/>
        </draw:custom-shape>
        <draw:custom-shape draw:style-name="gr9" draw:text-style-name="P9" draw:layer="layout" svg:width="5.584cm" svg:height="2.029cm" svg:x="1.95cm" svg:y="10.82cm">
          <text:p text:style-name="P8"><text:span text:style-name="T1">istream</text:span></text:p>
          <text:p text:style-name="P8"><text:span text:style-name="T3">operator</text:span><text:span text:style-name="T1">&lt;&lt;</text:span></text:p>
          <draw:enhanced-geometry svg:viewBox="0 0 21600 21600" draw:type="rectangle" draw:enhanced-path="M 0 0 L 21600 0 21600 21600 0 21600 0 0 Z N"/>
        </draw:custom-shape>
        <draw:custom-shape draw:style-name="gr10" draw:text-style-name="P9" draw:layer="layout" svg:width="5.584cm" svg:height="2.029cm" svg:x="19.716cm" svg:y="10.971cm">
          <text:p text:style-name="P8"><text:span text:style-name="T1">ostream</text:span></text:p>
          <text:p text:style-name="P8"><text:span text:style-name="T3">operator</text:span><text:span text:style-name="T1">&gt;&gt;</text:span></text:p>
          <draw:enhanced-geometry svg:viewBox="0 0 21600 21600" draw:type="rectangle" draw:enhanced-path="M 0 0 L 21600 0 21600 21600 0 21600 0 0 Z N"/>
        </draw:custom-shape>
        <draw:custom-shape draw:style-name="gr11" draw:text-style-name="P9" draw:layer="layout" svg:width="5.584cm" svg:height="1.098cm" svg:x="10.916cm" svg:y="17.7cm">
          <text:p text:style-name="P8"><text:span text:style-name="T1">iostream</text:span></text:p>
          <draw:enhanced-geometry svg:viewBox="0 0 21600 21600" draw:type="rectangle" draw:enhanced-path="M 0 0 L 21600 0 21600 21600 0 21600 0 0 Z N"/>
        </draw:custom-shape>
        <draw:custom-shape draw:style-name="gr9" draw:text-style-name="P9" draw:layer="layout" svg:width="5.076cm" svg:height="1.18cm" svg:x="11.12cm" svg:y="11cm">
          <text:p text:style-name="P8"><text:span text:style-name="T1">streambuf</text:span></text:p>
          <draw:enhanced-geometry svg:viewBox="0 0 21600 21600" draw:type="rectangle" draw:enhanced-path="M 0 0 L 21600 0 21600 21600 0 21600 0 0 Z N"/>
        </draw:custom-shape>
        <draw:custom-shape draw:style-name="gr12" draw:text-style-name="P8" draw:layer="layout" svg:width="1cm" svg:height="1.2cm" svg:x="13.3cm" svg:y="3.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13.8cm" svg:y1="4.5cm" svg:x2="13.8cm" svg:y2="6cm">
          <text:p/>
        </draw:line>
        <draw:custom-shape draw:style-name="gr12" draw:text-style-name="P8" draw:layer="layout" svg:width="1cm" svg:height="1.2cm" svg:x="13.3cm" svg:y="7.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13.8cm" svg:y1="8.3cm" svg:x2="13.8cm" svg:y2="9.3cm">
          <text:p/>
        </draw:line>
        <draw:line draw:style-name="gr13" draw:text-style-name="P8" draw:layer="layout" svg:x1="5cm" svg:y1="9.3cm" svg:x2="22.5cm" svg:y2="9.3cm">
          <text:p/>
        </draw:line>
        <draw:line draw:style-name="gr13" draw:text-style-name="P8" draw:layer="layout" svg:x1="5cm" svg:y1="9.3cm" svg:x2="5cm" svg:y2="10.8cm">
          <text:p/>
        </draw:line>
        <draw:line draw:style-name="gr13" draw:text-style-name="P8" draw:layer="layout" svg:x1="22.5cm" svg:y1="9.3cm" svg:x2="22.5cm" svg:y2="10.8cm">
          <text:p/>
        </draw:line>
        <draw:line draw:style-name="gr14" draw:text-style-name="P8" draw:layer="layout" svg:x1="7.5cm" svg:y1="11.5cm" svg:x2="10.5cm" svg:y2="11.5cm">
          <text:p/>
        </draw:line>
        <draw:line draw:style-name="gr14" draw:text-style-name="P8" draw:layer="layout" svg:x1="19.5cm" svg:y1="11.5cm" svg:x2="17cm" svg:y2="11.5cm">
          <text:p/>
        </draw:line>
        <draw:custom-shape draw:style-name="gr12" draw:text-style-name="P8" draw:layer="layout" svg:width="1cm" svg:height="1.2cm" svg:x="4.5cm" svg:y="1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8" draw:layer="layout" svg:width="1cm" svg:height="1.2cm" svg:x="22cm" svg:y="13.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5cm" svg:y1="14.2cm" svg:x2="5cm" svg:y2="15.7cm">
          <text:p/>
        </draw:line>
        <draw:line draw:style-name="gr13" draw:text-style-name="P8" draw:layer="layout" svg:x1="22.5cm" svg:y1="14.3cm" svg:x2="22.5cm" svg:y2="15.8cm">
          <text:p/>
        </draw:line>
        <draw:line draw:style-name="gr13" draw:text-style-name="P8" draw:layer="layout" svg:x1="5cm" svg:y1="15.7cm" svg:x2="12cm" svg:y2="15.7cm">
          <text:p/>
        </draw:line>
        <draw:line draw:style-name="gr13" draw:text-style-name="P8" draw:layer="layout" svg:x1="12cm" svg:y1="15.7cm" svg:x2="12cm" svg:y2="17.7cm">
          <text:p/>
        </draw:line>
        <draw:line draw:style-name="gr13" draw:text-style-name="P8" draw:layer="layout" svg:x1="15.5cm" svg:y1="15.7cm" svg:x2="15.5cm" svg:y2="17.7cm">
          <text:p/>
        </draw:line>
        <draw:line draw:style-name="gr13" draw:text-style-name="P8" draw:layer="layout" svg:x1="15.5cm" svg:y1="15.8cm" svg:x2="22.5cm" svg:y2="15.8cm">
          <text:p/>
        </draw:line>
        <draw:line draw:style-name="gr14" draw:text-style-name="P8" draw:layer="layout" svg:x1="13.7cm" svg:y1="17.8cm" svg:x2="13.7cm" svg:y2="12.8cm">
          <text:p/>
        </draw:line>
        <draw:frame draw:style-name="gr15" draw:text-style-name="P10" draw:layer="layout" svg:width="3cm" svg:height="2.505cm" svg:x="16.8cm" svg:y="11.895cm">
          <draw:text-box>
            <text:p text:style-name="P10"><text:span text:style-name="T4">1</text:span></text:p>
          </draw:text-box>
        </draw:frame>
        <draw:frame draw:style-name="gr15" draw:text-style-name="P10" draw:layer="layout" svg:width="3cm" svg:height="2.505cm" svg:x="9.5cm" svg:y="11.896cm">
          <draw:text-box>
            <text:p text:style-name="P10"><text:span text:style-name="T4">1</text:span></text:p>
          </draw:text-box>
        </draw:frame>
        <draw:frame draw:style-name="gr15" draw:text-style-name="P10" draw:layer="layout" svg:width="3cm" svg:height="2.505cm" svg:x="14cm" svg:y="12.8cm">
          <draw:text-box>
            <text:p text:style-name="P10"><text:span text:style-name="T4">1</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ostream </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sstream&gt;</text:p>
          </draw:text-box>
        </draw:frame>
        <draw:frame presentation:style-name="pr2" draw:layer="layout" svg:width="25.199cm" svg:height="17cm" svg:x="1.4cm" svg:y="3cm" presentation:class="outline" presentation:placeholder="true" presentation:user-transformed="true">
          <draw:text-box/>
        </draw:frame>
        <draw:custom-shape draw:style-name="gr10" draw:text-style-name="P9" draw:layer="layout" svg:width="5.584cm" svg:height="2.029cm" svg:x="3.584cm" svg:y="2.932cm">
          <text:p text:style-name="P11"><text:span text:style-name="T1">istream</text:span></text:p>
          <text:p text:style-name="P11"><text:span text:style-name="T3">operator</text:span><text:span text:style-name="T1">&lt;&lt;</text:span></text:p>
          <draw:enhanced-geometry svg:viewBox="0 0 21600 21600" draw:type="rectangle" draw:enhanced-path="M 0 0 L 21600 0 21600 21600 0 21600 0 0 Z N"/>
        </draw:custom-shape>
        <draw:custom-shape draw:style-name="gr10" draw:text-style-name="P9" draw:layer="layout" svg:width="5.584cm" svg:height="2.029cm" svg:x="18.784cm" svg:y="2.983cm">
          <text:p text:style-name="P11"><text:span text:style-name="T1">ostream</text:span></text:p>
          <text:p text:style-name="P11"><text:span text:style-name="T3">operator</text:span><text:span text:style-name="T1">&gt;&gt;</text:span></text:p>
          <draw:enhanced-geometry svg:viewBox="0 0 21600 21600" draw:type="rectangle" draw:enhanced-path="M 0 0 L 21600 0 21600 21600 0 21600 0 0 Z N"/>
        </draw:custom-shape>
        <draw:custom-shape draw:style-name="gr16" draw:text-style-name="P9" draw:layer="layout" svg:width="5.584cm" svg:height="1.098cm" svg:x="11.55cm" svg:y="7.912cm">
          <text:p text:style-name="P11"><text:span text:style-name="T1">iostream</text:span></text:p>
          <draw:enhanced-geometry svg:viewBox="0 0 21600 21600" draw:type="rectangle" draw:enhanced-path="M 0 0 L 21600 0 21600 21600 0 21600 0 0 Z N"/>
        </draw:custom-shape>
        <draw:custom-shape draw:style-name="gr12" draw:text-style-name="P8" draw:layer="layout" svg:width="1cm" svg:height="1.2cm" svg:x="6.034cm" svg:y="5.1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6.5cm" svg:y1="6.4cm" svg:x2="6.5cm" svg:y2="6.9cm">
          <text:p/>
        </draw:line>
        <draw:line draw:style-name="gr13" draw:text-style-name="P8" draw:layer="layout" svg:x1="6.5cm" svg:y1="7cm" svg:x2="13cm" svg:y2="7cm">
          <text:p/>
        </draw:line>
        <draw:custom-shape draw:style-name="gr17" draw:text-style-name="P9" draw:layer="layout" svg:width="7.109cm" svg:height="1.098cm" svg:x="2.685cm" svg:y="10.145cm">
          <text:p text:style-name="P11"><text:span text:style-name="T1">istringstream</text:span></text:p>
          <draw:enhanced-geometry svg:viewBox="0 0 21600 21600" draw:type="rectangle" draw:enhanced-path="M 0 0 L 21600 0 21600 21600 0 21600 0 0 Z N"/>
        </draw:custom-shape>
        <draw:custom-shape draw:style-name="gr12" draw:text-style-name="P8" draw:layer="layout" svg:width="1cm" svg:height="1.2cm" svg:x="21.2cm" svg:y="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21.666cm" svg:y1="6.388cm" svg:x2="21.666cm" svg:y2="6.888cm">
          <text:p/>
        </draw:line>
        <draw:line draw:style-name="gr13" draw:text-style-name="P8" draw:layer="layout" svg:x1="21.7cm" svg:y1="7cm" svg:x2="16.2cm" svg:y2="7cm">
          <text:p/>
        </draw:line>
        <draw:line draw:style-name="gr13" draw:text-style-name="P8" draw:layer="layout" svg:x1="13cm" svg:y1="7cm" svg:x2="13cm" svg:y2="8cm">
          <text:p/>
        </draw:line>
        <draw:line draw:style-name="gr13" draw:text-style-name="P8" draw:layer="layout" svg:x1="16.1cm" svg:y1="7cm" svg:x2="16.1cm" svg:y2="8cm">
          <text:p/>
        </draw:line>
        <draw:custom-shape draw:style-name="gr12" draw:text-style-name="P8" draw:layer="layout" svg:width="1cm" svg:height="1.2cm" svg:x="4.334cm" svg:y="5.1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4.8cm" svg:y1="6.4cm" svg:x2="4.8cm" svg:y2="10.4cm">
          <text:p/>
        </draw:line>
        <draw:custom-shape draw:style-name="gr17" draw:text-style-name="P9" draw:layer="layout" svg:width="7.109cm" svg:height="1.098cm" svg:x="17.891cm" svg:y="10.145cm">
          <text:p text:style-name="P11"><text:span text:style-name="T1">ostringstream</text:span></text:p>
          <draw:enhanced-geometry svg:viewBox="0 0 21600 21600" draw:type="rectangle" draw:enhanced-path="M 0 0 L 21600 0 21600 21600 0 21600 0 0 Z N"/>
        </draw:custom-shape>
        <draw:custom-shape draw:style-name="gr12" draw:text-style-name="P8" draw:layer="layout" svg:width="1cm" svg:height="1.2cm" svg:x="22.7cm" svg:y="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23.2cm" svg:y1="6.3cm" svg:x2="23.2cm" svg:y2="10.3cm">
          <text:p/>
        </draw:line>
        <draw:custom-shape draw:style-name="gr17" draw:text-style-name="P9" draw:layer="layout" svg:width="7.109cm" svg:height="1.098cm" svg:x="10.691cm" svg:y="12.645cm">
          <text:p text:style-name="P11"><text:span text:style-name="T1">stringstream</text:span></text:p>
          <draw:enhanced-geometry svg:viewBox="0 0 21600 21600" draw:type="rectangle" draw:enhanced-path="M 0 0 L 21600 0 21600 21600 0 21600 0 0 Z N"/>
        </draw:custom-shape>
        <draw:custom-shape draw:style-name="gr18" draw:text-style-name="P9" draw:layer="layout" svg:width="5.609cm" svg:height="1.155cm" svg:x="11.391cm" svg:y="15.345cm">
          <text:p text:style-name="P11"><text:span text:style-name="T1">stringbuf</text:span></text:p>
          <draw:enhanced-geometry svg:viewBox="0 0 21600 21600" draw:type="rectangle" draw:enhanced-path="M 0 0 L 21600 0 21600 21600 0 21600 0 0 Z N"/>
        </draw:custom-shape>
        <draw:custom-shape draw:style-name="gr18" draw:text-style-name="P9" draw:layer="layout" svg:width="5.609cm" svg:height="1.155cm" svg:x="11.291cm" svg:y="18.6cm">
          <text:p text:style-name="P11"><text:span text:style-name="T1">streambuf</text:span></text:p>
          <draw:enhanced-geometry svg:viewBox="0 0 21600 21600" draw:type="rectangle" draw:enhanced-path="M 0 0 L 21600 0 21600 21600 0 21600 0 0 Z N"/>
        </draw:custom-shape>
        <draw:custom-shape draw:style-name="gr12" draw:text-style-name="P8" draw:layer="layout" svg:width="1cm" svg:height="1.2cm" svg:x="14cm" svg:y="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14.5cm" svg:y1="10.3cm" svg:x2="14.5cm" svg:y2="12.8cm">
          <text:p/>
        </draw:line>
        <draw:line draw:style-name="gr14" draw:text-style-name="P8" draw:layer="layout" svg:x1="14.5cm" svg:y1="14cm" svg:x2="14.5cm" svg:y2="15.5cm">
          <text:p/>
        </draw:line>
        <draw:line draw:style-name="gr13" draw:text-style-name="P8" draw:layer="layout" svg:x1="6cm" svg:y1="11.2cm" svg:x2="6cm" svg:y2="16cm">
          <text:p/>
        </draw:line>
        <draw:line draw:style-name="gr14" draw:text-style-name="P8" draw:layer="layout" svg:x1="6cm" svg:y1="16cm" svg:x2="11cm" svg:y2="16cm">
          <text:p/>
        </draw:line>
        <draw:line draw:style-name="gr13" draw:text-style-name="P8" draw:layer="layout" svg:x1="22cm" svg:y1="11.4cm" svg:x2="22cm" svg:y2="15.9cm">
          <text:p/>
        </draw:line>
        <draw:line draw:style-name="gr14" draw:text-style-name="P8" draw:layer="layout" svg:x1="22cm" svg:y1="16cm" svg:x2="17.5cm" svg:y2="16cm">
          <text:p/>
        </draw:line>
        <draw:frame draw:style-name="gr15" draw:text-style-name="P10" draw:layer="layout" svg:width="3cm" svg:height="2.505cm" svg:x="10cm" svg:y="16.495cm">
          <draw:text-box>
            <text:p text:style-name="P10"><text:span text:style-name="T4">1</text:span></text:p>
          </draw:text-box>
        </draw:frame>
        <draw:frame draw:style-name="gr15" draw:text-style-name="P10" draw:layer="layout" svg:width="3cm" svg:height="2.505cm" svg:x="18cm" svg:y="16.495cm">
          <draw:text-box>
            <text:p text:style-name="P10"><text:span text:style-name="T4">1</text:span></text:p>
          </draw:text-box>
        </draw:frame>
        <draw:frame draw:style-name="gr15" draw:text-style-name="P10" draw:layer="layout" svg:width="3cm" svg:height="2.505cm" svg:x="14.8cm" svg:y="14.1cm">
          <draw:text-box>
            <text:p text:style-name="P10"><text:span text:style-name="T4">1</text:span></text:p>
          </draw:text-box>
        </draw:frame>
        <draw:custom-shape draw:style-name="gr12" draw:text-style-name="P8" draw:layer="layout" svg:width="1cm" svg:height="1cm" svg:x="13.99cm" svg:y="17.52cm">
          <text:p/>
          <draw:enhanced-geometry svg:viewBox="0 0 21600 21600" draw:glue-points="1080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8" draw:layer="layout" svg:x1="14.5cm" svg:y1="16.5cm" svg:x2="14.5cm" svg:y2="17.5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stream</text:p>
          </draw:text-box>
        </draw:frame>
        <draw:frame presentation:style-name="pr2" draw:layer="layout" svg:width="25.199cm" svg:height="17cm" svg:x="1.4cm" svg:y="3cm" presentation:class="outline">
          <draw:text-box>
            <text:list text:style-name="L2">
              <text:list-item>
                <text:p>Examples</text:p>
              </text:list-item>
              <text:list-item>
                <text:p>Point being that if your class does iostream you can stream to/from strings for free.</text:p>
              </text:list-item>
            </text:list>
          </draw:text-box>
        </draw:frame>
        <draw:custom-shape draw:style-name="gr5" draw:text-style-name="P2" draw:layer="layout" svg:width="11.684cm" svg:height="2.18cm" svg:x="2cm" svg:y="12.5cm">
          <text:p text:style-name="P4"><text:span text:style-name="T1">a = f() * <text:s/>g() + h();</text:span></text:p>
          <text:p text:style-name="P4"><text:span text:style-name="T1">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include &lt;cX&gt;</text:p>
              </text:list-item>
            </text:list>
          </draw:text-box>
        </draw:frame>
        <draw:custom-shape draw:style-name="gr5"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Boost</text:p>
          </draw:text-box>
        </draw:frame>
        <draw:frame presentation:style-name="pr2" draw:layer="layout" svg:width="25.199cm" svg:height="17cm" svg:x="1.4cm" svg:y="3cm" presentation:class="outline">
          <draw:text-box>
            <text:list text:style-name="L2">
              <text:list-item>
                <text:p>What is it?</text:p>
              </text:list-item>
              <text:list-item>
                <text:p>Where does it live?</text:p>
              </text:list-item>
              <text:list-item>
                <text:p>What's in it?</text:p>
              </text:list-item>
            </text:list>
          </draw:text-box>
        </draw:frame>
        <draw:custom-shape draw:style-name="gr5"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r1</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C++0x</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06H34M58S</meta:editing-duration>
    <meta:editing-cycles>37</meta:editing-cycles>
    <dc:date>2011-03-24T18:10:37</dc:date>
    <meta:generator>NeoOffice/3.1.2$Unix OpenOffice.org_project/Patch 4</meta:generator>
    <meta:document-statistic meta:object-count="163"/>
  </office:meta>
</office:document-meta>
</file>